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4685" officeooo:paragraph-rsid="00014685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14685" officeooo:paragraph-rsid="0001468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19249" officeooo:paragraph-rsid="0001924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4685" officeooo:paragraph-rsid="00014685" style:font-size-asian="15pt" style:font-weight-asian="bold" style:font-size-complex="15pt" style:font-weight-complex="bold"/>
    </style:style>
    <style:style style:name="T1" style:family="text">
      <style:text-properties officeooo:rsid="0001781c"/>
    </style:style>
    <style:style style:name="T2" style:family="text">
      <style:text-properties officeooo:rsid="00019249"/>
    </style:style>
    <style:style style:name="T3" style:family="text">
      <style:text-properties officeooo:rsid="0001f943"/>
    </style:style>
    <style:style style:name="T4" style:family="text">
      <style:text-properties officeooo:rsid="0002668a"/>
    </style:style>
    <style:style style:name="T5" style:family="text">
      <style:text-properties officeooo:rsid="0003254d"/>
    </style:style>
    <style:style style:name="T6" style:family="text">
      <style:text-properties officeooo:rsid="00042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<text:span text:style-name="T5">design</text:span> de la page Kinshasa Digital Academy</text:p>
      <text:p text:style-name="P4"/>
      <text:list xml:id="list2695326483" text:style-name="L1">
        <text:list-item>
          <text:p text:style-name="P2">Logciel de maquettage</text:p>
          <text:p text:style-name="P2"/>
        </text:list-item>
      </text:list>
      <text:p text:style-name="P1"><text:span text:style-name="T2">Pour la phase de maq</text:span>u<text:span text:style-name="T2">ettage, nou</text:span>s avons opté pour le logiciel / <text:span text:style-name="T2">la platefrome de design en ligne</text:span> nommé Figma</text:p>
      <text:p text:style-name="P1">Les raison<text:span text:style-name="T2">s</text:span> de notre choix sont les suivantes :</text:p>
      <text:p text:style-name="P1"><text:tab/>- Possède les outils nécéssaires pour un maquettage de haute fidélité.</text:p>
      <text:p text:style-name="P1"><text:tab/>- Fresatilité de fonction (animation et interaction).</text:p>
      <text:p text:style-name="P1"/>
      <text:list xml:id="list144845784269062" text:continue-numbering="true" text:style-name="L1">
        <text:list-item>
          <text:p text:style-name="P2">Critique du design actuel</text:p>
          <text:p text:style-name="P2"/>
        </text:list-item>
      </text:list>
      <text:p text:style-name="P1">Les défauts constatés sur la page Kinshasa Digital Acdemy sont les suivant :</text:p>
      <text:p text:style-name="P1"><text:tab/>- Un text long, ce qui provoque un scrolling énorme et réduit l’experience utilis<text:span text:style-name="T6">a</text:span>teur.</text:p>
      <text:p text:style-name="P1"><text:tab/>- Une pa<text:span text:style-name="T1">ge non-totalement responsive.</text:span></text:p>
      <text:p text:style-name="P1"><text:tab/>- <text:span text:style-name="T1">Un manque de photo sur l’acedmie ou des apprenants.</text:span></text:p>
      <text:p text:style-name="P1"><text:tab/>- <text:span text:style-name="T1">Un formulaire au bas de la page qui se répète sur toutes les autres pages.</text:span></text:p>
      <text:p text:style-name="P1"/>
      <text:list xml:id="list144845124745092" text:continue-numbering="true" text:style-name="L1">
        <text:list-item>
          <text:p text:style-name="P2">Améliorations <text:span text:style-name="T4">proposés</text:span></text:p>
        </text:list-item>
      </text:list>
      <text:p text:style-name="P3">Au regard des critique<text:span text:style-name="T3">s</text:span> mentionnées ci-haut, nous proposons les améliorations suivantes :</text:p>
      <text:p text:style-name="P3"/>
      <text:p text:style-name="P3">(1) une synthèse du text global de la page en 4 section principal <text:span text:style-name="T3">afin de réduire le scroll.</text:span></text:p>
      <text:p text:style-name="P3">(2) un silder avec photo en arri<text:span text:style-name="T3">è</text:span>re plan présentant l’académie ainsi que les dernière<text:span text:style-name="T3">s</text:span> actualité<text:span text:style-name="T3">s.</text:span></text:p>
      <text:p text:style-name="P3">(3) une barre sociale et un chatbox flotant afin de facilité l’accessibilté.</text:p>
      <text:p text:style-name="P3">(<text:span text:style-name="T3">4) la supression du formulaire afin qui soit placé dans la page contact du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3:41:19.303383491</meta:creation-date>
    <dc:date>2020-02-19T14:08:24.025611080</dc:date>
    <meta:editing-duration>PT15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96" meta:character-count="1167" meta:non-whitespace-character-count="986"/>
  </office:meta>
</office:document-meta>
</file>